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newroman" svg:font-family="timesnewroman"/>
    <style:font-face style:name="MS Mincho1" svg:font-family="'MS Mincho', 'ＭＳ 明朝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477cm" fo:margin-left="-0.191cm" table:align="left" style:writing-mode="lr-tb"/>
    </style:style>
    <style:style style:name="Таблица1.A" style:family="table-column">
      <style:table-column-properties style:column-width="5.652cm"/>
    </style:style>
    <style:style style:name="Таблица1.B" style:family="table-column">
      <style:table-column-properties style:column-width="5.122cm"/>
    </style:style>
    <style:style style:name="Таблица1.C" style:family="table-column">
      <style:table-column-properties style:column-width="7.703cm"/>
    </style:style>
    <style:style style:name="Таблица1.1" style:family="table-row">
      <style:table-row-properties style:min-row-height="2.679cm"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2.875cm" style:keep-together="true" fo:keep-together="auto"/>
    </style:style>
    <style:style style:name="Таблица1.3" style:family="table-row">
      <style:table-row-properties style:min-row-height="1.325cm" style:keep-together="true" fo:keep-together="auto"/>
    </style:style>
    <style:style style:name="P1" style:family="paragraph" style:parent-style-name="Text_20_body">
      <style:paragraph-properties fo:line-height="150%"/>
      <style:text-properties style:font-name="Times New Roman" fo:font-size="12pt" style:font-size-asian="12.6000003814697pt" style:font-size-complex="14.3999996185303pt"/>
    </style:style>
    <style:style style:name="P2" style:family="paragraph" style:parent-style-name="Text_20_body">
      <style:text-properties fo:font-size="12pt" style:font-size-asian="12pt"/>
    </style:style>
    <style:style style:name="P3" style:family="paragraph" style:parent-style-name="Text_20_body">
      <style:paragraph-properties fo:text-align="center" style:justify-single-word="false"/>
      <style:text-properties fo:font-size="12pt" style:font-size-asian="12pt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12pt" style:font-size-asian="12pt" style:language-asian="ru" style:country-asian="RU" style:font-size-complex="12pt"/>
    </style:style>
    <style:style style:name="P9" style:family="paragraph" style:parent-style-name="Standard">
      <style:paragraph-properties fo:margin-left="0cm" fo:margin-right="0cm" fo:margin-top="0cm" fo:margin-bottom="0cm" fo:text-indent="0cm" style:auto-text-indent="false" style:snap-to-layout-grid="false"/>
      <style:text-properties fo:font-size="12pt" style:font-size-asian="12pt" style:language-asian="ru" style:country-asian="RU" style:font-size-complex="12pt"/>
    </style:style>
    <style:style style:name="P1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2pt" style:font-size-asian="12pt" style:language-asian="ru" style:country-asian="RU" style:font-size-complex="12pt"/>
    </style:style>
    <style:style style:name="P11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fo:font-size="12pt" style:font-size-asian="12pt" style:language-asian="ru" style:country-asian="RU" style:font-size-complex="12pt"/>
    </style:style>
    <style:style style:name="P12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</style:style>
    <style:style style:name="P13" style:family="paragraph" style:parent-style-name="Standard">
      <style:paragraph-properties fo:margin-left="0cm" fo:margin-right="0cm" fo:margin-top="0cm" fo:margin-bottom="0cm" fo:text-indent="0cm" style:auto-text-indent="false" style:snap-to-layout-grid="false"/>
    </style:style>
    <style:style style:name="P14" style:family="paragraph" style:parent-style-name="Normal">
      <style:paragraph-properties fo:margin-left="0cm" fo:margin-right="0cm" fo:line-height="150%" fo:text-align="center" style:justify-single-word="false" fo:text-indent="0cm" style:auto-text-indent="false"/>
      <style:text-properties style:font-name="Times New Roman1" fo:font-size="14pt" fo:font-weight="bold"/>
    </style:style>
    <style:style style:name="P15" style:family="paragraph" style:parent-style-name="Normal">
      <style:paragraph-properties fo:margin-left="0cm" fo:margin-right="0cm" fo:line-height="150%" fo:text-align="center" style:justify-single-word="false" fo:text-indent="0cm" style:auto-text-indent="false" fo:break-before="page"/>
      <style:text-properties style:font-name="Times New Roman1" fo:font-size="14pt" fo:font-weight="bold"/>
    </style:style>
    <style:style style:name="P16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</style:style>
    <style:style style:name="P17" style:family="paragraph" style:parent-style-name="Standard">
      <style:paragraph-properties fo:margin-left="0.953cm" fo:margin-right="0cm" fo:text-align="end" style:justify-single-word="false" fo:text-indent="1.251cm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19" style:family="paragraph" style:parent-style-name="Text_20_body" style:master-page-name="First_20_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20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21" style:family="paragraph" style:parent-style-name="Text_20_body" style:list-style-name="L2">
      <style:paragraph-properties fo:line-height="150%"/>
      <style:text-properties style:font-name="Times New Roman" fo:font-size="12pt" style:font-size-asian="12.6000003814697pt" style:font-size-complex="14.3999996185303pt"/>
    </style:style>
    <style:style style:name="P22" style:family="paragraph" style:parent-style-name="Text_20_body" style:list-style-name="L2">
      <style:paragraph-properties fo:line-height="150%"/>
    </style:style>
    <style:style style:name="P23" style:family="paragraph" style:parent-style-name="Text_20_body" style:list-style-name="L1">
      <style:paragraph-properties fo:margin-top="0cm" fo:margin-bottom="0cm" fo:line-height="150%" fo:text-align="justify" style:justify-single-word="false" fo:orphans="2" fo:widows="2"/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24" style:family="paragraph" style:parent-style-name="Text_20_body" style:list-style-name="L1">
      <style:paragraph-properties fo:margin-top="0cm" fo:margin-bottom="0cm" fo:line-height="150%" fo:text-align="justify" style:justify-single-word="false" fo:orphans="2" fo:widows="2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L1">
      <style:paragraph-properties fo:margin-top="0cm" fo:margin-bottom="0cm" fo:line-height="150%" fo:text-align="justify" style:justify-single-word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Text_20_body" style:list-style-name="L1">
      <style:paragraph-properties fo:margin-left="1.244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27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</style:style>
    <style:style style:name="P29" style:family="paragraph" style:parent-style-name="Heading_20_1">
      <style:paragraph-properties fo:line-height="150%" fo:text-align="center" style:justify-single-word="false" fo:break-before="page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style:font-name="timesnewroman" fo:font-size="12pt" fo:letter-spacing="normal" fo:font-style="normal" fo:font-weight="normal" style:font-size-asian="12.6000003814697pt" style:font-size-complex="14.3999996185303pt"/>
    </style:style>
    <style:style style:name="T3" style:family="text">
      <style:text-properties fo:font-variant="normal" fo:text-transform="none" fo:color="#000000" style:font-name="timesnewroman" fo:font-size="12pt" fo:letter-spacing="normal" fo:language="ru" fo:country="RU" fo:font-style="normal" fo:font-weight="normal" style:font-size-asian="12.6000003814697pt" style:font-size-complex="14.3999996185303pt"/>
    </style:style>
    <style:style style:name="T4" style:family="text">
      <style:text-properties fo:font-variant="normal" fo:text-transform="none" fo:color="#000000" style:font-name="timesnewroman" fo:font-size="12pt" fo:letter-spacing="normal" fo:language="en" fo:country="US" fo:font-style="normal" fo:font-weight="normal" style:font-size-asian="12.6000003814697pt" style:font-size-complex="14.3999996185303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style:font-size-asian="12.6000003814697pt" style:font-size-complex="14.3999996185303pt"/>
    </style:style>
    <style:style style:name="T9" style:family="text">
      <style:text-properties style:font-name="Times New Roman" fo:font-size="12pt" style:text-underline-style="none" style:font-size-asian="12pt" style:font-size-complex="12pt"/>
    </style:style>
    <style:style style:name="T10" style:family="text">
      <style:text-properties fo:font-size="12pt" style:font-size-asian="12pt" style:language-asian="ru" style:country-asian="RU" style:font-size-complex="12pt"/>
    </style:style>
    <style:style style:name="T11" style:family="text">
      <style:text-properties fo:font-size="12pt" style:font-name-asian="MS Mincho1" style:font-size-asian="12pt" style:language-asian="ru" style:country-asian="RU" style:font-size-complex="12pt"/>
    </style:style>
    <style:style style:name="T12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САНКТ – ПЕТЕРБУРГСКИЙ ГОСУДАРСТВЕННЫЙ УНИВЕРСИТЕТ</text:p>
      <text:p text:style-name="P6">Математико-механический факультет</text:p>
      <text:p text:style-name="P6"/>
      <text:p text:style-name="P6">Кафедра системного программирования</text:p>
      <text:p text:style-name="P3"/>
      <text:p text:style-name="P3"/>
      <text:p text:style-name="P3"/>
      <text:p text:style-name="P3"/>
      <text:p text:style-name="P3"/>
      <text:p text:style-name="P3"/>
      <text:p text:style-name="P5">Разработка <text:s/>и оптимизация </text:p>
      <text:p text:style-name="P5">алгоритма репликации</text:p>
      <text:p text:style-name="P5">для распределенного хранилища Cirrostratus</text:p>
      <text:p text:style-name="P2"/>
      <text:p text:style-name="P2"/>
      <text:p text:style-name="P3"/>
      <text:p text:style-name="P4">Дипломная работа студента 461 группы</text:p>
      <text:p text:style-name="P6">Кузнецова Кирилла Олеговича</text:p>
      <text:p text:style-name="P17"/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Научный руководитель</text:p>
          </table:table-cell>
          <table:table-cell table:style-name="Таблица1.A1" office:value-type="string">
            <text:p text:style-name="P12"><text:span text:style-name="T10">………………</text:span><text:span text:style-name="T11"><text:line-break/></text:span><text:span text:style-name="T10">/ подпись /</text:span></text:p>
          </table:table-cell>
          <table:table-cell table:style-name="Таблица1.A1" office:value-type="string">
            <text:p text:style-name="P9">к.ф.-м.н С. В. Богатырев </text:p>
          </table:table-cell>
        </table:table-row>
        <table:table-row table:style-name="Таблица1.2">
          <table:table-cell table:style-name="Таблица1.A1" office:value-type="string">
            <text:p text:style-name="P9">Рецензент</text:p>
            <text:p text:style-name="P8"/>
          </table:table-cell>
          <table:table-cell table:style-name="Таблица1.A1" office:value-type="string">
            <text:p text:style-name="P12"><text:span text:style-name="T10">………………</text:span><text:span text:style-name="T11"><text:line-break/></text:span><text:span text:style-name="T10">/ подпись /</text:span></text:p>
          </table:table-cell>
          <table:table-cell table:style-name="Таблица1.A1" office:value-type="string">
            <text:p text:style-name="P9"/>
          </table:table-cell>
        </table:table-row>
        <table:table-row table:style-name="Таблица1.3">
          <table:table-cell table:style-name="Таблица1.A1" office:value-type="string">
            <text:p text:style-name="P13"><text:span text:style-name="T10">“Допустить к защите”</text:span><text:span text:style-name="T11"><text:line-break/></text:span><text:span text:style-name="T10">заведующий кафедрой</text:span></text:p>
          </table:table-cell>
          <table:table-cell table:style-name="Таблица1.A1" office:value-type="string">
            <text:p text:style-name="P11">………………</text:p>
            <text:p text:style-name="P10">/ подпись /</text:p>
          </table:table-cell>
          <table:table-cell table:style-name="Таблица1.A1" office:value-type="string">
            <text:p text:style-name="P9">д.ф.-м.н., проф. А.Н. Терехов </text:p>
          </table:table-cell>
        </table:table-row>
      </table:table>
      <text:p text:style-name="P18"/>
      <text:p text:style-name="P18"/>
      <text:p text:style-name="P18">Санкт-Петербург</text:p>
      <text:p text:style-name="P18">2011</text:p>
      <text:p text:style-name="P15"><text:toc-mark-start text:id="IMark147952836" text:outline-level="1"/>Введение<text:toc-mark-end text:id="IMark147952836"/></text:p>
      <text:p text:style-name="P14"><text:toc-mark text:string-value=" " text:outline-level="1"/></text:p>
      <text:p text:style-name="P16"><text:span text:style-name="T2"><text:tab/>На данный момент существует несколько видов услуг, которые предоставляют вычислительные облака (computational cloud</text:span><text:span text:style-name="T4">s</text:span><text:span text:style-name="T2">): </text:span><text:span text:style-name="T3"><text:s/>доступ к отдельным приложениям, платформам, услуги хранения данных или предоставление полноценного рабочего места. При этом запросы пользователей обслуживают виртуальные серверы, что позволяет более равномерно распределить нагрузку в облаке. Облако состоит из двух основных частей: сервера с виртуальными машинами и распределенное хранилище данных, где располагаются данные виртуальных машин. Такое хранилище состоит из множества узлов, каждый из которых имеет собственную операционную систему и набор жестких дисков.</text:span></text:p>
      <text:p text:style-name="P7"><text:tab/>При организации распределенных хранилищ данных приходится решать <text:span text:style-name="T1">следующие проблемы:</text:span></text:p>
      <text:list xml:id="list38234652" text:style-name="L1">
        <text:list-item>
          <text:p text:style-name="P23">Производительность.</text:p>
          <text:p text:style-name="P24">Объем информации в таких хранилищах достигает сотен и даже тысяч терабайт, расположенных на множестве устройств. Равномерное распределение данных устройствам хранения позволяет эффективно балансировать нагрузку и, таким образом, играет важную роль в обеспечении производительности. Для определения местоположения хранимой информации используются метаданные, в связи с чем возникает ряд проблем. Во-первых, метаданные занимают дополнительное место, во-вторых, с ростом хранилища затраты на обработку метаданных могут расти катастрофически — появляются метаметаданные и т. д. Ситуация усугубляется тем, что иногда, для того чтобы добраться до совсем небольшого фрагмента данных, приходится хранить и обрабатывать <text:s/>значительно больший объем метаданных. </text:p>
        </text:list-item>
        <text:list-item>
          <text:p text:style-name="P23">Надежность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6">Для обеспечения требования надежности используется репликация данных — при записи информации в хранилище помещается несколько копий, которые могут хранится на разных носителях, в разных узлах, а в некоторых случаях даже в разных центрах хранения и обработки данных (<text:span text:style-name="T12">data ceneters</text:span>). Таким образом при отказе конкретных устройств пользовательская информация будет в <text:tab/>полной сохранности. <text:s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Масштабируемость.</text:p>
          <text:p text:style-name="P24">Добавление и удаление устройств хранения должно происходить в режиме реального времени, не препятствуя работе пользователей с облаком, при этом максимально сохраняя равномерность распределения данных.</text:p>
          <text:p text:style-name="P25"/>
        </text:list-item>
      </text:list>
      <text:p text:style-name="P7"><text:soft-page-break/><text:tab/></text:p>
      <text:p text:style-name="P7"><text:tab/></text:p>
      <text:p text:style-name="P28"><text:span text:style-name="T5"><text:tab/></text:span><text:span text:style-name="T7">На данный момент существует множество решений в области распределённого хранения данных, но на небольших предприятиях они являются редкостью из-за слишком высокой стоимости. Целью проекта Cirrostratus является создание надежной сети хранения данных для облачной инфраструктуры, работающей на дешевом, доступном оборудовании и </text:span><text:span text:style-name="T9">обладающей всеми вышеуказанными свойствами.</text:span><text:span text:style-name="T6"> Cirrostratus состоит из серверов, обслуживающих виртуальные машины, и узлов хранения данных. Сервера с машинами и узлы хранения соединены через коммутаторы посредством Gigabit Ethernet. <text:s/>Организацию сообщения между серверами виртуальных машин и собственно распределенным хранилищем будут осуществлять специально выделенные узлы.</text:span></text:p>
      <text:p text:style-name="P27"><text:tab/>В этой работе будет представлена попытка разработать алгоритм для распределения и репликации данных в облаке Cirrostratus. Разрабатываемый алгоритм должен эффективно решать проблемы производительности, надежности <text:s/>и <text:s/>масштабируемости. Также в задачу диплома входит определение оптимальных параметров алгоритма для работы с конкретными вариантами структуры кластера.</text:p>
      <text:h text:style-name="P29" text:outline-level="1">Постановка задачи</text:h>
      <text:p text:style-name="P1"><text:tab/>Задача данной работы заключается в том, чтобы предложить алгоритм для распределения и репликации данных в облаке Cirrostratus. Ниже представлены этапы работы:</text:p>
      <text:list xml:id="list38237493" text:style-name="L2">
        <text:list-item>
          <text:p text:style-name="P21">Сформулировать требования к разрабатываемому алгоритму.</text:p>
        </text:list-item>
        <text:list-item>
          <text:p text:style-name="P21">Проанализировать существующие механизмы распределения и репликации данных в распределенных хранилищах и выбрать наиболее подходящий.</text:p>
        </text:list-item>
        <text:list-item>
          <text:p text:style-name="P22"><text:span text:style-name="T8">Разработать улучшения в соответствии с архитектурой облака </text:span><text:span text:style-name="T8">Cirrostratus.</text:span></text:p>
        </text:list-item>
        <text:list-item>
          <text:p text:style-name="P21">Реализовать разработанный алгоритм.</text:p>
        </text:list-item>
        <text:list-item>
          <text:p text:style-name="P21">Определить оптимальные параметры алгоритма для конкретных вариантов структуры кластера.</text:p>
        </text:list-item>
        <text:list-item>
          <text:p text:style-name="P21">Осуществить интеграцию алгоритма с остальным модулями систем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Tahoma1" svg:font-family="Tahoma"/>
    <style:font-face style:name="timesnewroman" svg:font-family="timesnewroman"/>
    <style:font-face style:name="MS Mincho1" svg:font-family="'MS Mincho', 'ＭＳ 明朝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Normal" style:family="paragraph">
      <style:paragraph-properties fo:margin-left="0cm" fo:margin-right="0cm" fo:margin-top="0cm" fo:margin-bottom="0cm" fo:line-height="100%" fo:hyphenation-ladder-count="no-limit" fo:text-indent="0.635cm" style:auto-text-indent="false"/>
      <style:text-properties fo:language="en" fo:country="US" style:font-name-asian="Times New Roman" fo:hyphenate="fals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fo:margin-top="0cm" fo:margin-bottom="0cm" fo:line-height="100%"/>
    </style:style>
    <style:style style:name="Footer" style:family="paragraph" style:parent-style-name="Standard" style:class="extra">
      <style:paragraph-properties fo:margin-top="0cm" fo:margin-bottom="0cm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54cm" fo:margin-bottom="2.54cm" fo:margin-left="1.9cm" fo:margin-right="1.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10T19:10:21.45</meta:creation-date>
    <dc:date>2011-04-24T18:33:44.51</dc:date>
    <meta:editing-duration>PT07H22M02S</meta:editing-duration>
    <meta:editing-cycles>8</meta:editing-cycles>
    <meta:generator>OpenOffice.org/3.1$Win32 OpenOffice.org_project/310m19$Build-9420</meta:generator>
    <meta:document-statistic meta:table-count="1" meta:image-count="0" meta:object-count="0" meta:page-count="4" meta:paragraph-count="41" meta:word-count="520" meta:character-count="4283"/>
  </office:meta>
</office:document-meta>
</file>